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0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6pt" style:font-size-asian="36pt" style:font-size-complex="36pt"/>
    </style:style>
    <style:style style:name="P8" style:family="paragraph">
      <style:paragraph-properties fo:margin-left="0.318cm" fo:margin-right="0cm" fo:text-align="center" fo:text-indent="0cm"/>
      <style:text-properties fo:font-size="20pt"/>
    </style:style>
    <style:style style:name="P9" style:family="paragraph">
      <style:paragraph-properties fo:margin-left="0.318cm" fo:margin-right="0cm" fo:text-indent="0cm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Liberation Sans Narrow" fo:font-size="34pt" fo:font-weight="bold" style:font-size-asian="34pt" style:font-weight-asian="bold" style:font-size-complex="34pt" style:font-weight-complex="bold"/>
    </style:style>
    <style:style style:name="T3" style:family="text">
      <style:text-properties style:font-name="Liberation Sans Narrow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Liberation Sans Narrow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Liberation Sans Narrow" fo:font-size="35pt" fo:font-weight="normal" style:font-size-asian="35pt" style:font-weight-asian="normal" style:font-size-complex="35pt" style:font-weight-complex="normal"/>
    </style:style>
    <style:style style:name="T7" style:family="text">
      <style:text-properties style:font-name="Segoe UI Semibold" fo:font-size="20pt" style:font-size-asian="20pt" style:font-size-complex="20pt"/>
    </style:style>
    <style:style style:name="T8" style:family="text"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Liberation Sans Narrow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936cm" svg:x="1.524cm" svg:y="0.508cm">
          <draw:text-box>
            <text:p text:style-name="P1"><text:span text:style-name="T1">HYMN #667</text:span></text:p>
            <text:p text:style-name="P1"><text:span text:style-name="T2">“</text:span><text:span text:style-name="T2">Saints, See the Cloud of Witness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5.654cm" svg:height="7.556cm" svg:x="1.011cm" svg:y="0.572cm">
          <draw:text-box>
            <text:p text:style-name="P4"><text:span text:style-name="T3">1. </text:span><text:span text:style-name="T4">Saints, see the cloud of witnesses surround us;</text:span><text:span text:style-name="T4"><text:line-break/></text:span><text:span text:style-name="T4">Their lives of faith encourage and astound us.</text:span><text:span text:style-name="T4"><text:line-break/></text:span><text:span text:style-name="T4">Hear how the Master praised their faith so fervent: <text:s/>“Well done, My servant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4" draw:text-style-name="P5" draw:layer="layout" svg:width="26.162cm" svg:height="7.556cm" svg:x="0.762cm" svg:y="0.531cm">
          <draw:text-box>
            <text:p text:style-name="P6"><text:span text:style-name="T3">2.</text:span><text:span text:style-name="T2">These saints of old received God’s commendation;</text:span><text:span text:style-name="T4"><text:line-break/></text:span><text:span text:style-name="T4"> <text:s text:c="2"/>They lived as pilgrim-heirs of His salvation.</text:span><text:span text:style-name="T4"><text:line-break/></text:span><text:span text:style-name="T4">Through faith they conquered</text:span></text:p>
            <text:p text:style-name="P6"><text:span text:style-name="T4">flame and sword and gallows,</text:span></text:p>
            <text:p text:style-name="P6"><text:span text:style-name="T4">God’s name to hallow. <text:s text:c="40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5" draw:text-style-name="P7" draw:layer="layout" svg:width="26.416cm" svg:height="7.62cm" svg:x="0.762cm" svg:y="0.508cm">
          <draw:text-box>
            <text:p text:style-name="P6"><text:span text:style-name="T4">3. They call to us, “Your timid footsteps lengthen;</text:span><text:span text:style-name="T4"><text:line-break/></text:span><text:span text:style-name="T4">Throw off sin’s weight,</text:span></text:p>
            <text:p text:style-name="P6"><text:span text:style-name="T4">your halting weakness strengthen.</text:span><text:span text:style-name="T4"><text:line-break/></text:span><text:span text:style-name="T4">We kept the faith, </text:span><text:span text:style-name="T5">we shed our blood, were martyred;</text:span></text:p>
            <text:p text:style-name="P6"><text:span text:style-name="T4">Our lives we bartered.” <text:s text:c="4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6" draw:text-style-name="P2" draw:layer="layout" svg:width="26.162cm" svg:height="7.131cm" svg:x="0.762cm" svg:y="0.508cm">
          <draw:text-box>
            <text:p text:style-name="P1"><text:span text:style-name="T5">4. Come, let us fix our sight on Christ who suffered,</text:span><text:span text:style-name="T2"><text:line-break/></text:span><text:span text:style-name="T4">He faced the cross, His sinless life He offered;</text:span><text:span text:style-name="T4"><text:line-break/></text:span><text:span text:style-name="T5">He scorned the shame, He died, our death enduring,</text:span><text:span text:style-name="T4"><text:line-break/></text:span><text:span text:style-name="T4">Our hope secu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7" draw:text-style-name="P2" draw:layer="layout" svg:width="26.416cm" svg:height="6.052cm" svg:x="0.762cm" svg:y="0.458cm">
          <draw:text-box>
            <text:p text:style-name="P1"><text:span text:style-name="T6">5. </text:span><text:span text:style-name="T5">Lord, give us faith to walk where You are sending,</text:span><text:span text:style-name="T2"><text:line-break/></text:span><text:span text:style-name="T4">On paths unmarked, eyes blind as to their ending;</text:span><text:span text:style-name="T2"><text:line-break/></text:span><text:span text:style-name="T4">Not knowing where we go, but that You lead us—</text:span><text:span text:style-name="T2"><text:line-break/></text:span><text:span text:style-name="T4">With grace precede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8" draw:text-style-name="P2" draw:layer="layout" svg:width="25.4cm" svg:height="11.342cm" svg:x="1.243cm" svg:y="0.528cm">
          <draw:text-box>
            <text:p text:style-name="P1"><text:span text:style-name="T4">6. You, Jesus, You alone deserve all glory!</text:span><text:span text:style-name="T4"><text:line-break/></text:span><text:span text:style-name="T4">Our lives unfold, embraced within Your story;</text:span><text:span text:style-name="T4"><text:line-break/></text:span><text:span text:style-name="T4">Past, present, future—You, the same forever—</text:span><text:span text:style-name="T4"><text:line-break/></text:span><text:span text:style-name="T4">You fail us never!</text:span></text:p>
            <text:p text:style-name="P8"><text:span text:style-name="T7"><text:line-break/></text:span><text:span text:style-name="T7"/></text:p>
            <text:p text:style-name="P9"><text:span text:style-name="T8"><text:s text:c="8"/></text:span><text:span text:style-name="T9">© 1997 Stephen P. Starke.</text:span></text:p>
            <text:p text:style-name="P9"><text:span text:style-name="T9"><text:s text:c="10"/></text:span><text:span text:style-name="T9">Used by permission:</text:span></text:p>
            <text:p text:style-name="P9"><text:span text:style-name="T9"><text:s text:c="10"/></text:span><text:span text:style-name="T9">LSB Hymn License</text:span></text:p>
            <text:p text:style-name="P9"><text:span text:style-name="T9"><text:s text:c="10"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22:08:33.515000000</meta:creation-date>
    <dc:title>Blue template</dc:title>
    <meta:editing-duration>PT7M9S</meta:editing-duration>
    <meta:editing-cycles>4</meta:editing-cycles>
    <meta:generator>LibreOffice/6.1.5.2$Windows_X86_64 LibreOffice_project/90f8dcf33c87b3705e78202e3df5142b201bd805</meta:generator>
    <dc:date>2019-04-27T13:21:07.906000000</dc:date>
    <meta:document-statistic meta:object-count="42"/>
  </office:meta>
</office:document-meta>
</file>